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 fo:language="zxx" fo:country="none" officeooo:rsid="00062c15" officeooo:paragraph-rsid="00062c15" style:language-asian="zxx" style:country-asian="none" style:language-complex="zxx" style:country-complex="none"/>
    </style:style>
    <style:style style:name="P2" style:family="paragraph" style:parent-style-name="Standard">
      <style:text-properties fo:color="#c9211e" loext:opacity="100%" fo:language="zxx" fo:country="none" officeooo:rsid="00062c15" officeooo:paragraph-rsid="0006e7ad" style:language-asian="zxx" style:country-asian="none" style:language-complex="zxx" style:country-complex="none"/>
    </style:style>
    <style:style style:name="P3" style:family="paragraph" style:parent-style-name="Standard">
      <style:text-properties fo:color="#c9211e" loext:opacity="100%" fo:language="zxx" fo:country="none" officeooo:rsid="000904ea" officeooo:paragraph-rsid="000904ea" style:language-asian="zxx" style:country-asian="none" style:language-complex="zxx" style:country-complex="none"/>
    </style:style>
    <style:style style:name="P4" style:family="paragraph" style:parent-style-name="Standard">
      <style:text-properties fo:color="#c9211e" loext:opacity="100%" fo:language="zxx" fo:country="none" officeooo:rsid="000904ea" officeooo:paragraph-rsid="0006e7ad" style:language-asian="zxx" style:country-asian="none" style:language-complex="zxx" style:country-complex="none"/>
    </style:style>
    <style:style style:name="P5" style:family="paragraph" style:parent-style-name="Standard">
      <style:text-properties fo:color="#000000" loext:opacity="100%" fo:language="zxx" fo:country="none" officeooo:rsid="00062c15" officeooo:paragraph-rsid="00062c15" style:language-asian="zxx" style:country-asian="none" style:language-complex="zxx" style:country-complex="none"/>
    </style:style>
    <style:style style:name="P6" style:family="paragraph" style:parent-style-name="Standard">
      <style:text-properties fo:language="zxx" fo:country="none" officeooo:rsid="00062c15" officeooo:paragraph-rsid="00062c15" style:language-asian="zxx" style:country-asian="none" style:language-complex="zxx" style:country-complex="none"/>
    </style:style>
    <style:style style:name="P7" style:family="paragraph" style:parent-style-name="Standard">
      <style:text-properties fo:language="zxx" fo:country="none" officeooo:rsid="00062c15" officeooo:paragraph-rsid="000d014d" style:language-asian="zxx" style:country-asian="none" style:language-complex="zxx" style:country-complex="none"/>
    </style:style>
    <style:style style:name="P8" style:family="paragraph" style:parent-style-name="Standard">
      <style:text-properties fo:color="#ff0000" loext:opacity="100%" fo:language="zxx" fo:country="none" officeooo:rsid="00062c15" officeooo:paragraph-rsid="00062c15" style:language-asian="zxx" style:country-asian="none" style:language-complex="zxx" style:country-complex="none"/>
    </style:style>
    <style:style style:name="P9" style:family="paragraph" style:parent-style-name="Standard">
      <style:text-properties fo:color="#ff0000" loext:opacity="100%" fo:language="zxx" fo:country="none" officeooo:rsid="000d014d" officeooo:paragraph-rsid="000d014d" style:language-asian="zxx" style:country-asian="none" style:language-complex="zxx" style:country-complex="none"/>
    </style:style>
    <style:style style:name="P10" style:family="paragraph" style:parent-style-name="Standard">
      <style:text-properties fo:color="#c9211e" loext:opacity="100%" fo:language="zxx" fo:country="none" officeooo:rsid="00062c15" officeooo:paragraph-rsid="00148778" style:language-asian="zxx" style:country-asian="none" style:language-complex="zxx" style:country-complex="none"/>
    </style:style>
    <style:style style:name="T1" style:family="text">
      <style:text-properties officeooo:rsid="0006e7ad"/>
    </style:style>
    <style:style style:name="T2" style:family="text">
      <style:text-properties officeooo:rsid="000d014d"/>
    </style:style>
    <style:style style:name="T3" style:family="text">
      <style:text-properties officeooo:rsid="000da4e4"/>
    </style:style>
    <style:style style:name="T4" style:family="text">
      <style:text-properties officeooo:rsid="000f4ffe"/>
    </style:style>
    <style:style style:name="T5" style:family="text">
      <style:text-properties officeooo:rsid="00114b4e"/>
    </style:style>
    <style:style style:name="T6" style:family="text">
      <style:text-properties officeooo:rsid="0012fee7"/>
    </style:style>
    <style:style style:name="T7" style:family="text">
      <style:text-properties officeooo:rsid="001487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ider idesi içindeki terminal normalde solution’ımızı görecek şekilde açılıyor. Önce terminal cd komutu ile solution içerisindeki projemizi görecek şekilde ayarlanmalı. Sonra Linux ortamında sistemin dotnet’i <text:span text:style-name="T1">geçici olarak </text:span>görmesi için</text:p>
      <text:p text:style-name="P6"/>
      <text:p text:style-name="P6">export DOTNET_ROOT=$HOME/.dotnet</text:p>
      <text:p text:style-name="P6"/>
      <text:p text:style-name="P6">export PATH=$PATH:$DOTNET_ROOT:$DOTNET_ROOT/tools</text:p>
      <text:p text:style-name="P6"/>
      <text:p text:style-name="P7"/>
      <text:p text:style-name="P2">kodları terminade sıra ile çalıştırılmalı. </text:p>
      <text:p text:style-name="P9">(Yukarıdaki kodu <text:s/><text:span text:style-name="T4">tek satırda </text:span>birleştirmeye çalışma<text:span text:style-name="T4">k işe yaramaz</text:span> çünkü yukarıdaki kod sadece $PATH değişkenine dotnet'in path'ını eklemiyor aynı zamanda DOTNET_ROOT değişkenini de tanımlıyor)</text:p>
      <text:p text:style-name="P3">(Sakın sistemin <text:span text:style-name="T2">dotnet'i </text:span>kalıcı olarak görmesi için uğraşma çünkü dotnet biraz problemli <text:span text:style-name="T2">öyle yapınca işler zorlaşıyor. Eğer </text:span><text:span text:style-name="T5">dotnet yolunu </text:span><text:span text:style-name="T2">PATH'a .bashrc'de eklersen terminalden dotnet –version yazdığında</text:span> <text:span text:style-name="T3">versiyonu görürsün ancak </text:span><text:span text:style-name="T5">yine de</text:span><text:span text:style-name="T3"> işe yaramaz </text:span>veya <text:span text:style-name="T3">eğer </text:span><text:s/><text:span text:style-name="T5">dotnet yolunu </text:span>/etc/environment'a <text:span text:style-name="T3">yazarsan</text:span> doğru yazamazsan sistemi bozabilirsin)</text:p>
      <text:p text:style-name="P2"/>
      <text:p text:style-name="P4">Sonra</text:p>
      <text:p text:style-name="P1"/>
      <text:p text:style-name="P5">dotnet --version</text:p>
      <text:p text:style-name="P1"/>
      <text:p text:style-name="P1">kodu ile sistemin dotnet’i görüp görmediği kontrol edilmeli.</text:p>
      <text:p text:style-name="P1"/>
      <text:p text:style-name="P10">Sonra <text:span text:style-name="T7">projenin içerisinde önceden var olan migrationlarımız varsa o migrationları içeren klasörü komple silmeliyiz(sadece migrationları silmek yetmez) ve veritabanında önceden oluşan database varsa o database'i de komple silip tekrar oluşturmalıyız.</text:span></text:p>
      <text:p text:style-name="P10"/>
      <text:p text:style-name="P10"><text:span text:style-name="T7">Daha sonra </text:span>terminal solution içindeki proje klasörümüzü<text:span text:style-name="T6">n içerisini</text:span> görecek şekilde açıkken</text:p>
      <text:p text:style-name="P1"/>
      <text:p text:style-name="P5">dotnet ef migrations add myMigration</text:p>
      <text:p text:style-name="P5"/>
      <text:p text:style-name="P8">kodu ile myMigration isimli migration oluşturulabilir. Bu windows visual studioda ortamında package manager console’a yazılan “add-migration myMigration” komutuna karşılık gelmektedir. </text:p>
      <text:p text:style-name="P8"/>
      <text:p text:style-name="P5">dotnet ef database update</text:p>
      <text:p text:style-name="P5"/>
      <text:p text:style-name="P8">kodu ile database güncellenebilir. Bu windows visual studio ortamında package manager console’a yazılan “update-database” komutuna karşılık gelmektedir</text:p>
      <text:p text:style-name="P6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31T08:09:46.173512565</meta:creation-date>
    <dc:date>2025-07-25T15:40:28.037484847</dc:date>
    <meta:editing-duration>PT47M46S</meta:editing-duration>
    <meta:editing-cycles>15</meta:editing-cycles>
    <meta:generator>LibreOffice/7.4.7.2$Linux_X86_64 LibreOffice_project/40$Build-2</meta:generator>
    <meta:document-statistic meta:table-count="0" meta:image-count="0" meta:object-count="0" meta:page-count="1" meta:paragraph-count="15" meta:word-count="203" meta:character-count="1708" meta:non-whitespace-character-count="1517"/>
  </office:meta>
</office:document-meta>
</file>